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693cm" fo:min-width="1.65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21cm" fo:min-width="1.219cm"/>
      <style:paragraph-properties style:writing-mode="lr-tb"/>
    </style:style>
    <style:style style:name="gr3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265cm" fo:min-width="1.74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319cm" fo:min-width="0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952cm" fo:min-width="0.704cm" fo:padding-top="0.137cm" fo:padding-bottom="0.137cm" fo:padding-left="0.262cm" fo:padding-right="0.262cm"/>
      <style:paragraph-properties style:writing-mode="lr-tb"/>
    </style:style>
    <style:style style:name="gr6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955cm" fo:min-width="0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229cm" draw:fill="none"/>
    </style:style>
    <style:style style:name="gr8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554cm" fo:min-width="1.515cm" fo:padding-top="0.137cm" fo:padding-bottom="0.137cm" fo:padding-left="0.262cm" fo:padding-right="0.262cm"/>
      <style:paragraph-properties style:writing-mode="lr-tb"/>
    </style:style>
    <style:style style:name="gr9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265cm" fo:min-width="1.865cm" fo:padding-top="0.137cm" fo:padding-bottom="0.137cm" fo:padding-left="0.262cm" fo:padding-right="0.262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492cm" fo:min-width="1.832cm" fo:padding-top="0.137cm" fo:padding-bottom="0.137cm" fo:padding-left="0.262cm" fo:padding-right="0.262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723cm" fo:min-width="0.824cm" fo:padding-top="0.137cm" fo:padding-bottom="0.137cm" fo:padding-left="0.262cm" fo:padding-right="0.262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dddddd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Sans2" fo:font-size="8pt" style:font-name-asian="Liberation Sans2" style:font-size-asian="8pt" style:font-name-complex="Liberation Sans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389cm" svg:height="3.175cm" svg:x="15.963cm" svg:y="3.175cm">
          <text:p text:style-name="P1"><text:span text:style-name="T1">pil2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2.157cm" svg:x="20.704cm" svg:y="3.175cm">
          <text:p text:style-name="P2"><text:span text:style-name="T2">compile</text:span></text:p>
          <text:p text:style-name="P2"><text:span text:style-name="T2">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264cm" svg:height="0.539cm" svg:x="13.086cm" svg:y="3.45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076cm" svg:height="0.569cm" svg:x="12.835cm" svg:y="3.438cm">
          <draw:text-box>
            <text:p text:style-name="P4"><text:span text:style-name="T3">zkevm.pil</text:span></text:p>
          </draw:text-box>
        </draw:frame>
        <draw:custom-shape draw:style-name="gr5" draw:text-style-name="P6" draw:layer="layout" svg:width="1.228cm" svg:height="1.226cm" svg:x="18.911cm" svg:y="3.4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94cm" svg:height="1.205cm" svg:x="18.548cm" svg:y="3.46cm">
          <draw:text-box>
            <text:p text:style-name="P4"><text:span text:style-name="T3">zkevm</text:span></text:p>
            <text:p text:style-name="P4"><text:span text:style-name="T3">.verifier</text:span></text:p>
            <text:p text:style-name="P4"><text:span text:style-name="T3">.circom</text:span></text:p>
          </draw:text-box>
        </draw:frame>
        <draw:line draw:style-name="gr7" draw:text-style-name="P7" draw:layer="layout" svg:x1="18.374cm" svg:y1="4.07cm" svg:x2="18.888cm" svg:y2="4.079cm">
          <text:p/>
        </draw:line>
        <draw:custom-shape draw:style-name="gr8" draw:text-style-name="P8" draw:layer="layout" svg:width="2.039cm" svg:height="0.828cm" svg:x="20.815cm" svg:y="6.03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363cm" svg:height="0.887cm" svg:x="20.656cm" svg:y="6.002cm">
          <draw:text-box>
            <text:p text:style-name="P4"><text:span text:style-name="T3">zkevm.verifier</text:span></text:p>
            <text:p text:style-name="P4"><text:span text:style-name="T3">witnesscalc</text:span></text:p>
          </draw:text-box>
        </draw:frame>
        <draw:line draw:style-name="gr7" draw:text-style-name="P7" draw:layer="layout" svg:x1="21.705cm" svg:y1="5.291cm" svg:x2="21.705cm" svg:y2="6.006cm">
          <text:p/>
        </draw:line>
        <draw:custom-shape draw:style-name="gr10" draw:text-style-name="P3" draw:layer="layout" svg:width="2.389cm" svg:height="0.539cm" svg:x="13.037cm" svg:y="4.30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878cm" svg:height="0.569cm" svg:x="12.759cm" svg:y="4.304cm">
          <draw:text-box>
            <text:p text:style-name="P4"><text:span text:style-name="T3">zkevm.starkinfo</text:span></text:p>
          </draw:text-box>
        </draw:frame>
        <draw:custom-shape draw:style-name="gr11" draw:text-style-name="P3" draw:layer="layout" svg:width="2.356cm" svg:height="0.766cm" svg:x="13.063cm" svg:y="5.15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257cm" svg:height="0.887cm" svg:x="13.035cm" svg:y="5.057cm">
          <draw:text-box>
            <text:p text:style-name="P4"><text:span text:style-name="T3">zkevm.verkey</text:span></text:p>
            <text:p text:style-name="P4"><text:span text:style-name="T3">(constRoot)</text:span></text:p>
          </draw:text-box>
        </draw:frame>
        <draw:line draw:style-name="gr7" draw:text-style-name="P7" draw:layer="layout" svg:x1="20.168cm" svg:y1="4.07cm" svg:x2="20.682cm" svg:y2="4.079cm">
          <text:p/>
        </draw:line>
        <draw:custom-shape draw:style-name="gr12" draw:text-style-name="P6" draw:layer="layout" svg:width="1.348cm" svg:height="0.997cm" svg:x="23.199cm" svg:y="3.50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363cm" svg:height="1.205cm" svg:x="22.668cm" svg:y="3.412cm">
          <draw:text-box>
            <text:p text:style-name="P4"><text:span text:style-name="T3">zkevm</text:span></text:p>
            <text:p text:style-name="P4"><text:span text:style-name="T3">.verifier</text:span></text:p>
            <text:p text:style-name="P4"><text:span text:style-name="T3">.r1cs</text:span></text:p>
          </draw:text-box>
        </draw:frame>
        <draw:line draw:style-name="gr7" draw:text-style-name="P7" draw:layer="layout" svg:x1="22.662cm" svg:y1="4.07cm" svg:x2="23.176cm" svg:y2="4.079cm">
          <text:p/>
        </draw:line>
        <draw:line draw:style-name="gr7" draw:text-style-name="P7" draw:layer="layout" svg:x1="15.452cm" svg:y1="5.565cm" svg:x2="15.976cm" svg:y2="5.575cm">
          <text:p/>
        </draw:line>
        <draw:line draw:style-name="gr7" draw:text-style-name="P7" draw:layer="layout" svg:x1="15.446cm" svg:y1="4.564cm" svg:x2="15.97cm" svg:y2="4.574cm">
          <text:p/>
        </draw:line>
        <draw:line draw:style-name="gr7" draw:text-style-name="P7" draw:layer="layout" svg:x1="15.44cm" svg:y1="3.708cm" svg:x2="15.964cm" svg:y2="3.718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1H59M18S</meta:editing-duration>
    <meta:editing-cycles>37</meta:editing-cycles>
    <meta:generator>LibreOffice/7.3.7.2$Linux_X86_64 LibreOffice_project/30$Build-2</meta:generator>
    <dc:date>2023-01-18T04:12:28.075231107</dc:date>
    <meta:document-statistic meta:object-count="44"/>
  </office:meta>
</office:document-meta>
</file>